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7.25pt"/>
    </style:style>
    <style:style style:name="P2" style:family="paragraph" style:parent-style-name="Standard">
      <style:text-properties style:font-name="monospace" fo:font-size="17.25pt" officeooo:paragraph-rsid="000caa28"/>
    </style:style>
    <style:style style:name="P3" style:family="paragraph" style:parent-style-name="Standard">
      <style:text-properties officeooo:rsid="000caa28" officeooo:paragraph-rsid="000caa28"/>
    </style:style>
    <style:style style:name="T1" style:family="text">
      <style:text-properties officeooo:rsid="000caa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ypto@crypto-VirtualBox~/abcoin$ openssl ec -in main.pem -noout -text</text:p>
      <text:p text:style-name="P3">read EC key</text:p>
      <text:p text:style-name="P3">Private-Key (256 bit)</text:p>
      <text:p text:style-name="P3">priv</text:p>
      <text:p text:style-name="P3">00f6091615d95b67f62a6f8b6ee095038e1fd85d8e3e8702f11b85d52010b1ddf2</text:p>
      <text:p text:style-name="P3">pub </text:p>
      <text:p text:style-name="P3">04665a7f08f6caf71d0dde7dac507931e5be9d301ccd8590e79b0001375bb7a48411a152571ef41c8911cfab4fbffeb561573df86cfdbaaa46449da6f84a31eb80</text:p>
      <text:p text:style-name="P3">ASN1 OID prime256v1</text:p>
      <text:p text:style-name="P3">NIST CURVE P-256</text:p>
      <text:p text:style-name="P3">crypto@crypto-VirtualBox~/abcoin$ openssl ec -in mainalert.pem -noout -text</text:p>
      <text:p text:style-name="P3">read EC key</text:p>
      <text:p text:style-name="P3">Private-Key (256 bit)</text:p>
      <text:p text:style-name="P3">priv</text:p>
      <text:p text:style-name="P3">009bfcba714d4769f89120aa413b54c50ca395ae5d5a433a02592230df2ac0c862</text:p>
      <text:p text:style-name="P3">pub </text:p>
      <text:p text:style-name="P3">0444f7669d235d121bb4c0f098d1cf34961422650c9c8f157b4420ec8e24173e8eae4a04c03658f70f01c0e35b2204b3f3b22ccaee1989b0a5b6e089fbade07b91</text:p>
      <text:p text:style-name="P3">ASN1 OID prime256v1</text:p>
      <text:p text:style-name="P3">NIST CURVE P-256</text:p>
      <text:p text:style-name="P3">crypto@crypto-VirtualBox~/abcoin$ openssl ec -in testnetalert.pem -noout -text</text:p>
      <text:p text:style-name="P3">read EC key</text:p>
      <text:p text:style-name="P3">Private-Key (256 bit)</text:p>
      <text:p text:style-name="P3">priv</text:p>
      <text:p text:style-name="P3">6fcd5754caacfe593997a913d90d1d0173324809a1580eb9ca0568443c505f66</text:p>
      <text:p text:style-name="P3">pub </text:p>
      <text:p text:style-name="P3">0404bd190d717c04ee36f6043e6f948d8e9396235ef7a8d5b5763f6978b33a83eadafd8c9742bfc027d58c972a98aba50e9af89a6e3d1fc0d01be1db6b31963ff3</text:p>
      <text:p text:style-name="P3">ASN1 OID prime256v1</text:p>
      <text:p text:style-name="P3">NIST CURVE P-256</text:p>
      <text:p text:style-name="P3">crypto@crypto-VirtualBox~/abcoin$ openssl ec -in mainspork.pem -noout -text</text:p>
      <text:p text:style-name="P3">read EC key</text:p>
      <text:p text:style-name="P3">Private-Key (256 bit)</text:p>
      <text:p text:style-name="P3">priv</text:p>
      <text:p text:style-name="P3">6ce78b20878014b969655b6dc0f88b33e6a337beb49c357a52ebb52fe8e77ed4</text:p>
      <text:p text:style-name="P3">pub </text:p>
      <text:p text:style-name="P3">04ff31a1de69116d164cef42832a87299656d00c62d0291676b4758405c32e5db9a808e2671436c8bcb9e8278dab14f6808fe8fc679e6b57c17d1d24c3fac1ec83</text:p>
      <text:p text:style-name="P3">ASN1 OID prime256v1</text:p>
      <text:p text:style-name="P3">NIST CURVE P-256</text:p>
      <text:p text:style-name="P3">crypto@crypto-VirtualBox~/abcoin$ openssl ec -in testnetspork.pem -noout -text</text:p>
      <text:p text:style-name="P3">read EC key</text:p>
      <text:p text:style-name="P3">Private-Key (256 bit)</text:p>
      <text:p text:style-name="P3">priv</text:p>
      <text:p text:style-name="P3">00fe763547d629c834d0c5d11318d2289216e7772ae0444446f5e1795216d776f1</text:p>
      <text:p text:style-name="P3">pub </text:p>
      <text:p text:style-name="P3">0434a38e9e2889431b9ba2efc19cfdeb172907898f8a9c4c83715fc3aab238654e744977c7f42bc24fa27130587058f3b7b4bcdd05eca30c88956756a199b37862</text:p>
      <text:p text:style-name="P3">ASN1 OID prime256v1</text:p>
      <text:p text:style-name="P3">NIST CURVE P-256</text:p>
      <text:p text:style-name="P3">crypto@crypto-VirtualBox~/abcoin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10:05.549625763</meta:creation-date>
    <dc:date>2018-09-27T02:17:54.187389591</dc:date>
    <meta:editing-duration>PT7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116" meta:character-count="1761" meta:non-whitespace-character-count="1685"/>
  </office:meta>
</office:document-meta>
</file>